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800" calcext:value-type="float">
            <text:p>8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  <table:table-cell table:formula="of:=[.P3]-[.G3]" office:value-type="float" office:value="-39200" calcext:value-type="float">
            <text:p>-392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900" calcext:value-type="float">
            <text:p>900</text:p>
          </table:table-cell>
          <table:table-cell table:style-name="ce15" table:formula="of:=SUM([.J4:.J28])" office:value-type="float" office:value="77600" calcext:value-type="float">
            <text:p>77600</text:p>
          </table:table-cell>
          <table:table-cell table:style-name="ce15" table:formula="of:=SUM([.K2];[.K23];[.K24];[.K25];[.K26];[.K27])" office:value-type="float" office:value="76800" calcext:value-type="float">
            <text:p>768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5:54:05.272575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7T15:54:23.328895952</dc:date>
    <meta:editing-duration>P10DT4H25M6S</meta:editing-duration>
    <meta:editing-cycles>3176</meta:editing-cycles>
    <meta:generator>LibreOffice/4.2.8.2$Linux_X86_64 LibreOffice_project/420m0$Build-2</meta:generator>
    <meta:document-statistic meta:table-count="19" meta:cell-count="8618" meta:object-count="0"/>
  </office:meta>
</office:document-meta>
</file>